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4.6146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table:style-name="Default"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Leer articulo “Sin balas de plata”</text:p>
          </table:table-cell>
          <table:table-cell office:value-type="date" office:date-value="2013-03-23">
            <text:p>03/23/13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string">
            <text:p>Testear y escribir “palindromo.rb”</text:p>
          </table:table-cell>
          <table:table-cell office:value-type="date" office:date-value="2013-03-30">
            <text:p>03/30/13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1">
          <table:table-cell/>
          <table:table-cell office:value-type="string">
            <text:p>Testear y escribir “fibonacci.rb”</text:p>
          </table:table-cell>
          <table:table-cell office:value-type="date" office:date-value="2013-03-30">
            <text:p>03/30/13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</table:table-row>
        <table:table-row table:style-name="ro1">
          <table:table-cell/>
          <table:table-cell office:value-type="string">
            <text:p>Testear y escribir “code_breaker.rb”</text:p>
          </table:table-cell>
          <table:table-cell office:value-type="date" office:date-value="2013-04-11">
            <text:p>04/11/13</text:p>
          </table:table-cell>
          <table:table-cell office:value-type="float" office:value="180">
            <text:p>180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Leer “Scrum Handbook”</text:p>
          </table:table-cell>
          <table:table-cell office:value-type="date" office:date-value="2013-04-21">
            <text:p>04/21/13</text:p>
          </table:table-cell>
          <table:table-cell office:value-type="float" office:value="180">
            <text:p>18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/>
          <table:table-cell office:value-type="string">
            <text:p>Hacer que el code breaker pase las especificaciones enviadas por nico</text:p>
          </table:table-cell>
          <table:table-cell office:value-type="date" office:date-value="2013-04-28">
            <text:p>04/28/13</text:p>
          </table:table-cell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/>
          <table:table-cell office:value-type="string">
            <text:p>Buscar definición de arquitectura de software</text:p>
          </table:table-cell>
          <table:table-cell office:value-type="date" office:date-value="2013-04-28">
            <text:p>04/28/1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“What is software architecture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Preparar presentación sobre reusabilidad</text:p>
          </table:table-cell>
          <table:table-cell office:value-type="date" office:date-value="2013-05-05">
            <text:p>05/05/13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y resumir en un parrafo “Who needs an architect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string">
            <text:p>Leer articulo sobre integración continua</text:p>
          </table:table-cell>
          <table:table-cell table:style-name="Default" office:value-type="string">
            <text:p>13/05/201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string">
            <text:p>Reservar Dominio, cuenta de Trello, de Heroku y Github</text:p>
          </table:table-cell>
          <table:table-cell table:style-name="Default" office:value-type="string">
            <text:p>18/05/2013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number:text>(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8">00/00/0000</text:date>, <text:time style:data-style-name="N2" text:time-value="0000-00-00T11:01:38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5-18T11:38:07</dc:date>
    <dc:creator>Facundo </dc:creator>
    <meta:editing-duration>PT8H3M25S</meta:editing-duration>
    <meta:editing-cycles>23</meta:editing-cycles>
    <meta:generator>LibreOffice/3.6$Linux_x86 LibreOffice_project/360m1$Build-2</meta:generator>
    <meta:document-statistic meta:table-count="1" meta:cell-count="58" meta:object-count="0"/>
  </office:meta>
</office:document-meta>
</file>